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70000001A45D89C3CE.png"/>
  <manifest:file-entry manifest:media-type="image/png" manifest:full-path="Pictures/10000000000003800000019143B956E9.png"/>
  <manifest:file-entry manifest:media-type="image/png" manifest:full-path="Pictures/10000000000003830000025791D91608.png"/>
  <manifest:file-entry manifest:media-type="image/png" manifest:full-path="Pictures/10000000000003640000019E6AB880B3.png"/>
  <manifest:file-entry manifest:media-type="image/png" manifest:full-path="Pictures/10000000000003800000022B1D6AA4C5.png"/>
  <manifest:file-entry manifest:media-type="image/png" manifest:full-path="Pictures/10000000000003830000029D2D053035.png"/>
  <manifest:file-entry manifest:media-type="image/png" manifest:full-path="Pictures/100000000000037900000229CAA96A42.png"/>
  <manifest:file-entry manifest:media-type="image/png" manifest:full-path="Pictures/10000000000003A10000011A4E007581.png"/>
  <manifest:file-entry manifest:media-type="image/png" manifest:full-path="Pictures/100000000000038E000002561DAF94DA.png"/>
  <manifest:file-entry manifest:media-type="image/png" manifest:full-path="Pictures/100000000000037A0000020D297C6D1F.png"/>
  <manifest:file-entry manifest:media-type="image/png" manifest:full-path="Pictures/10000000000003C200000256C989A6D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графики1" text:anchor-type="paragraph" svg:width="17cm" svg:height="10.567cm" draw:z-index="0"><draw:image xlink:href="Pictures/10000000000003C200000256C989A6D6.png" xlink:type="simple" xlink:show="embed" xlink:actuate="onLoad"/></draw:frame></text:p>
      <text:p text:style-name="Standard"><draw:frame draw:style-name="fr1" draw:name="графики2" text:anchor-type="paragraph" svg:width="17cm" svg:height="7.608cm" draw:z-index="1"><draw:image xlink:href="Pictures/10000000000003800000019143B956E9.png" xlink:type="simple" xlink:show="embed" xlink:actuate="onLoad"/></draw:frame></text:p>
      <text:p text:style-name="Standard"><draw:frame draw:style-name="fr2" draw:name="графики3" text:anchor-type="paragraph" svg:x="0cm" svg:y="0cm" svg:width="17cm" svg:height="5.159cm" draw:z-index="2"><draw:image xlink:href="Pictures/10000000000003A10000011A4E007581.png" xlink:type="simple" xlink:show="embed" xlink:actuate="onLoad"/></draw:frame></text:p>
      <text:p text:style-name="Standard"><draw:frame draw:style-name="fr3" draw:name="графики4" text:anchor-type="paragraph" svg:width="17cm" svg:height="10.028cm" draw:z-index="3"><draw:image xlink:href="Pictures/100000000000037A0000020D297C6D1F.png" xlink:type="simple" xlink:show="embed" xlink:actuate="onLoad"/></draw:frame><text:soft-page-break/></text:p>
      <text:p text:style-name="Standard"><draw:frame draw:style-name="fr1" draw:name="графики5" text:anchor-type="paragraph" svg:width="17cm" svg:height="10.575cm" draw:z-index="4"><draw:image xlink:href="Pictures/100000000000037900000229CAA96A42.png" xlink:type="simple" xlink:show="embed" xlink:actuate="onLoad"/></draw:frame></text:p>
      <text:p text:style-name="Standard"/>
      <text:p text:style-name="Standard"><draw:frame draw:style-name="fr3" draw:name="графики6" text:anchor-type="paragraph" svg:width="17cm" svg:height="11.171cm" draw:z-index="5"><draw:image xlink:href="Pictures/100000000000038E000002561DAF94DA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графики7" text:anchor-type="paragraph" svg:width="17cm" svg:height="10.529cm" draw:z-index="6"><draw:image xlink:href="Pictures/10000000000003800000022B1D6AA4C5.png" xlink:type="simple" xlink:show="embed" xlink:actuate="onLoad"/></draw:frame></text:p>
      <text:p text:style-name="Standard"><draw:frame draw:style-name="fr3" draw:name="графики8" text:anchor-type="paragraph" svg:width="17cm" svg:height="12.651cm" draw:z-index="7"><draw:image xlink:href="Pictures/10000000000003830000029D2D053035.png" xlink:type="simple" xlink:show="embed" xlink:actuate="onLoad"/></draw:frame></text:p>
      <text:p text:style-name="Standard"><text:soft-page-break/></text:p>
      <text:p text:style-name="Standard"><draw:frame draw:style-name="fr1" draw:name="графики9" text:anchor-type="paragraph" svg:width="17cm" svg:height="8.107cm" draw:z-index="8"><draw:image xlink:href="Pictures/10000000000003640000019E6AB880B3.png" xlink:type="simple" xlink:show="embed" xlink:actuate="onLoad"/></draw:frame></text:p>
      <text:p text:style-name="Standard"><draw:frame draw:style-name="fr1" draw:name="графики10" text:anchor-type="paragraph" svg:width="17cm" svg:height="11.326cm" draw:z-index="9"><draw:image xlink:href="Pictures/10000000000003830000025791D91608.png" xlink:type="simple" xlink:show="embed" xlink:actuate="onLoad"/></draw:frame></text:p>
      <text:p text:style-name="Standard"/>
      <text:p text:style-name="Standard"><draw:frame draw:style-name="fr3" draw:name="графики11" text:anchor-type="paragraph" svg:width="17cm" svg:height="8.112cm" draw:z-index="10"><draw:image xlink:href="Pictures/1000000000000370000001A45D89C3CE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g" fo:country="BG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bg" fo:country="BG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sss sss</meta:initial-creator>
    <meta:creation-date>2019-11-24T14:54:26.92</meta:creation-date>
    <dc:date>2019-11-24T19:41:21.09</dc:date>
    <dc:creator>ssss sss</dc:creator>
    <meta:editing-duration>PT4H46M51S</meta:editing-duration>
    <meta:editing-cycles>10</meta:editing-cycles>
    <meta:generator>OpenOffice/4.1.6$Win32 OpenOffice.org_project/416m1$Build-9790</meta:generator>
    <meta:document-statistic meta:table-count="0" meta:image-count="11" meta:object-count="0" meta:page-count="5" meta:paragraph-count="0" meta:word-count="0" meta:character-count="0"/>
  </office:meta>
</office:document-meta>
</file>